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CONCERNING UNDERSTANDING (8:1, 16-1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CONCERNING UNDERSTANDING (8:1, 16-1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isdom brightens a person's appearance (8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isdom comes only from God (8:16-17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ECCLESIASTES 8<text:s text:c="1"/></text:span><text:span text:style-name="a457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CONCERNING UNDERSTANDING (8:1, 16-17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CONCERNING UNQUESTIONED OBEDIENCE (8:2-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Obey the king, for his word is supreme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CONCERNING UNCERTAINTY (8:6-8): No one can escape death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CONCERNING UNFAIRNESS (8:9-14)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-title-Title-Slide" presentation:presentation-page-layout-name="Master1-PPL1" draw:id="Slide-259">
        <draw:frame draw:id="id89" presentation:style-name="a483" draw:name="Title 1" svg:x="1.38in" svg:y="0.83in" svg:width="10.3in" svg:height="4.42in" presentation:class="title" presentation:placeholder="false">
          <draw:text-box>
            <text:p text:style-name="a482" text:class-names="" text:cond-style-name=""><text:span text:style-name="a480" text:class-names="">CONCERNING UNFAIRNESS (8:9-14)<text:s text:c="1"/></text:span><text:span text:style-name="a481" text:class-names=""/></text:p>
          </draw:text-box>
          <svg:title/>
          <svg:desc/>
        </draw:frame>
        <draw:frame draw:id="id90" presentation:style-name="a488" draw:name="Subtitle 2" svg:x="1.38in" svg:y="5.25in" svg:width="10.3in" svg:height="1.85in" presentation:class="subtitle" presentation:placeholder="false">
          <draw:text-box>
            <text:p text:style-name="a485" text:class-names="" text:cond-style-name=""><text:span text:style-name="a484" text:class-names=""><text:s text:c="1"/>Solomon's frustration (8:9-11, 14)<text:s text:c="1"/></text:span></text:p>
            <text:p text:style-name="a487" text:class-names="" text:cond-style-name=""><text:span text:style-name="a486" text:class-names=""/></text:p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Solomon's frustration (8:9-11, 14)<text:s text:c="1"/></text:span><text:span text:style-name="a491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Why do the wicked often receive that which the righteous deserve (8:9-11)?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Why do the righteous often receive that which the wicked deserve (8:14)?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CONCERNING UNFAIRNESS (8:9-14)<text:s text:c="1"/></text:span><text:span text:style-name="a506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Solomon's frustration (8:9-11, 14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Solomon's realization (8:12-13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God will eventually punish the wicked!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ECCLESIASTES 8<text:s text:c="1"/></text:span><text:span text:style-name="a524" text:class-names=""/></text:p>
          </draw:text-box>
          <svg:title/>
          <svg:desc/>
        </draw:frame>
        <draw:frame draw:id="id96" presentation:style-name="a548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CONCERNING UNDERSTANDING (8:1, 16-17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CONCERNING UNQUESTIONED OBEDIENCE (8:2-5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Obey the king, for his word is supreme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CONCERNING UNCERTAINTY (8:6-8): No one can escape death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CONCERNING UNFAIRNESS (8:9-14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CONCERNING THE ULTIMATE (8:15): Be content, and enjoy life!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8 </dc:title>
    <meta:initial-creator>David STRICKLAND</meta:initial-creator>
    <dc:creator>David STRICKLAND</dc:creator>
    <meta:creation-date>2020-02-22T17:30:37Z</meta:creation-date>
    <dc:date>2020-02-22T17:30:37Z</dc:date>
    <meta:template xlink:href="BibleStudy" xlink:type="simple"/>
    <meta:editing-cycles>1</meta:editing-cycles>
    <meta:editing-duration>PT0S</meta:editing-duration>
    <meta:document-statistic meta:paragraph-count="27" meta:word-count="207"/>
  </office:meta>
</office:document-meta>
</file>